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use-window-font-color="true"/>
    </style:style>
    <style:style style:name="P2" style:family="paragraph" style:parent-style-name="Text_20_body">
      <style:text-properties fo:color="#3333ff"/>
    </style:style>
    <style:style style:name="P3" style:family="paragraph" style:parent-style-name="Text_20_body">
      <style:text-properties fo:color="#00cc33"/>
    </style:style>
    <style:style style:name="P4" style:family="paragraph" style:parent-style-name="Text_20_body">
      <style:text-properties fo:color="#00cc00"/>
    </style:style>
    <style:style style:name="T1" style:family="text">
      <style:text-properties fo:color="#0000ff"/>
    </style:style>
    <style:style style:name="T2" style:family="text">
      <style:text-properties fo:color="#3333ff"/>
    </style:style>
    <style:style style:name="T3"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onsterAdventure</text:p>
      <text:p text:style-name="Text_20_body">Légende : </text:p>
      <text:p text:style-name="P2">Ce qui sera mis si jamais on a le temps (bleu)</text:p>
      <text:p text:style-name="P3">Ce qui sera peut etre mis, si cela est utile pour le gameplay (vert)</text:p>
      <text:h text:style-name="Heading_20_1" text:outline-level="1">Idée d'Expérience de jeu</text:h>
      <text:p text:style-name="Text_20_body">« Assister à la mort d'un monde »</text:p>
      <text:p text:style-name="Text_20_body">« Etre un médecin devant une maladie incurable »</text:p>
      <text:h text:style-name="Heading_20_1" text:outline-level="1">Ressenti visé du joueur</text:h>
      <text:p text:style-name="Text_20_body">Le joueur devra sauver un monde condamné par ses propres actions. Ce monde possède un écosystème qui sera peut à peut detruit et dénaturé sous les yeux du joueur. Le joueur devra alors se démener pour tenter de sauver certaine partie du monde, tout en faisant le choix de détruire certaines espèces.</text:p>
      <text:h text:style-name="Heading_20_1" text:outline-level="1">Contexte spatio-temporel</text:h>
      <text:p text:style-name="Text_20_body">L'époque sera futuriste, le joueur arrivant sur la planète en vaisseau. Par contre, le développement de la planète sera primitif. Les espèces seront principalement des « animaux », <text:span text:style-name="T1">et quelques tribus à des âges peu avancés (époque préhistorique voir antiquité max).</text:span></text:p>
      <text:p text:style-name="P4">La planète présentera aussi des traces de machines d'une technologie avancée. Ces machines seront abandonnées et plus en état de marche mais pourront être réparées pour aider le joueur.</text:p>
      <text:h text:style-name="Heading_20_1" text:outline-level="1">Description de la faune</text:h>
      <text:p text:style-name="Text_20_body">La faune sera composé d'animaux, vivant en troupeau ou seul, avec des prédateurs et des proies. La chaîne alimentaire sera représentée. <text:span text:style-name="T2">Ces animaux bénéficierons d'une IA (intelligence artificielle) assez développés, ce qui permettra au joueur de</text:span> <text:span text:style-name="T2">pouvoir lié des liens avec certains individus. Pour cela, les </text:span><text:soft-page-break/><text:span text:style-name="T2">comportements des animaux devront être différent d'un individu à l'autre.</text:span></text:p>
      <text:p text:style-name="Text_20_body">Le nombre d’espèces d'animaux ne devra pas être très grand, pour être sur que CHAQUE espèce soit très intéressante et utile pour le jeu.</text:p>
      <text:h text:style-name="Heading_20_1" text:outline-level="1">Description de la Flore </text:h>
      <text:p text:style-name="Text_20_body">La flore sera classique. Des plantes avec une intelligence légèrement supérieures à la moyenne pourrait être envisagé (du style « plantes carnivores »). </text:p>
      <text:p text:style-name="Text_20_body">A savoir que toute plante aura sont utilité unique =&gt; privilégié la qualité à la diversité.</text:p>
      <text:h text:style-name="Heading_20_1" text:outline-level="1">Mécanisme de gameplay</text:h>
      <text:p text:style-name="Text_20_body">Le joueur devra tenter d'entraver la maladie. Pour cela, il devra utiliser la faune et la flore et les ressources minières à son avantage. A l'aide de ces trois ressources, il pourra construire des outils et autres machines qui l'aideront à contenir la maladie. Cependant, il devra étudier l'évolution de la maladie et faire attention aux mutations qui pourront accélérer/changer la transmission de la maladie. La maladie pervertira les cibles affectés. </text:p>
      <text:h text:style-name="P1" text:outline-level="1">Les Biomes</text:h>
      <text:p text:style-name="Text_20_body"><text:span text:style-name="T3">Chaque biome aura son propre ecosysteme, ses propres etres vivants et son propre dieu.</text:span></text:p>
      <text:p text:style-name="Text_20_body"><text:span text:style-name="T3">Les habitants d'un biome feront tous pour protéger leur dieu.<text:line-break/>Leur dieu est bienveillant, n'est qu'amour.</text:span></text:p>
      <text:h text:style-name="Heading_20_1" text:outline-level="1"><text:span text:style-name="T3">La maladie</text:span></text:h>
      <text:p text:style-name="Text_20_body"><text:span text:style-name="T3">La maladie inversera tous les caractéristiques des infectés.</text:span></text:p>
      <text:p text:style-name="Text_20_body"><text:span text:style-name="T3">Exemple : Un dieu bienveillant devriendra destructeur, etc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NSimSun" svg:font-family="NSimSun" style:font-adornments="Normal" style:font-family-generic="modern" style:font-pitch="fixed"/>
    <style:font-face style:name="Cambria" svg:font-family="Cambria" style:font-adornments="Gras" style:font-family-generic="roman" style:font-pitch="variable"/>
    <style:font-face style:name="Times New Roman" svg:font-family="'Times New Roman'" style:font-family-generic="roman" style:font-pitch="variable"/>
    <style:font-face style:name="Segoe UI Historic" svg:font-family="'Segoe UI Historic'" style:font-adornments="Gra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style:shadow="none" fo:keep-with-next="always">
        <style:tab-stops/>
        <style:background-image/>
      </style:paragraph-properties>
      <style:text-properties style:font-name="Cambria" fo:font-size="36pt" fo:font-weight="bold" style:font-name-asian="Microsoft YaHei" style:font-size-asian="14pt" style:font-name-complex="Ari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background-color="transparent" style:shadow="none">
        <style:tab-stops/>
        <style:background-image/>
      </style:paragraph-properties>
      <style:text-properties style:font-name="NSimSun" fo:font-size="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fo:text-transform="capitalize" style:font-name="Segoe UI Historic" fo:font-size="20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7T22:32:12.33</meta:creation-date>
    <meta:editing-duration>PT5M36S</meta:editing-duration>
    <meta:editing-cycles>3</meta:editing-cycles>
    <meta:generator>OpenOffice/4.1.2$Win32 OpenOffice.org_project/412m3$Build-9782</meta:generator>
    <dc:title>rp_type_modele</dc:title>
    <dc:date>2017-01-17T22:37:48.80</dc:date>
    <meta:document-statistic meta:table-count="0" meta:image-count="0" meta:object-count="0" meta:page-count="2" meta:paragraph-count="26" meta:word-count="437" meta:character-count="2667"/>
    <meta:template xlink:type="simple" xlink:actuate="onRequest" xlink:title="rp_type_modele" xlink:href="file:///C:/Users/Jipay/AppData/Roaming/OpenOffice/4/user/template/rp_type_modele.ott" meta:date="2017-01-17T22:32:12.15"/>
  </office:meta>
</office:document-meta>
</file>